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3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7" style:family="paragraph" style:parent-style-name="Heading_20_1" style:master-page-name="Standard">
      <style:paragraph-properties fo:margin-top="0in" fo:margin-bottom="0.1665in" loext:contextual-spacing="false" fo:line-height="114%" style:page-number="1" fo:padding="0in" fo:border="none"/>
    </style:style>
    <style:style style:name="P8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weight="bold" style:font-name-asian="Google Sans1" style:font-weight-asian="bold" style:font-name-complex="Google Sans1" style:font-weight-complex="bold"/>
    </style:style>
    <style:style style:name="T3" style:family="text">
      <style:text-properties style:font-name="Google Sans" fo:font-style="italic" style:font-name-asian="Google Sans1" style:font-style-asian="italic" style:font-name-complex="Google Sans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📘 OSL Sovereign Suite: Official Developer SDK</text:span></text:p>
      <text:p text:style-name="P1"><text:span text:style-name="T2">Version:</text:span><text:span text:style-name="T1"> 2026.2</text:span></text:p>
      <text:p text:style-name="P1"><text:span text:style-name="T2">Author &amp; Copyright:</text:span><text:span text:style-name="T1"> Cel-Tech-Serv Pty Ltd (ACN: 144 651 632)</text:span></text:p>
      <text:p text:style-name="P1"><text:span text:style-name="T2">Classification:</text:span><text:span text:style-name="T1"> Official Integration Guide</text:span></text:p>
      <text:p text:style-name="P6"><text:span text:style-name="T1">1. System Philosophy: The "Identity-Blind" Vault</text:span></text:p>
      <text:p text:style-name="P1"><text:span text:style-name="T1">The OSL Core (osl-core) is a "dumb but impenetrable" vault. It contains </text:span><text:span text:style-name="T2">zero</text:span><text:span text:style-name="T1"> business names, tax codes, or jurisdictional logic. Its sole purpose is to manage the immutable ledger using SHA-256 cascading hashes.</text:span></text:p>
      <text:p text:style-name="P1"><text:span text:style-name="T1">All "Intelligence" (Tax Law, Business Identity, Landlord Data) must live in </text:span><text:span text:style-name="T2">Plugins</text:span><text:span text:style-name="T1">. This ensures the Core remains agnostic and globally deployable while plugins handle the specific legal and business context.</text:span></text:p>
      <text:p text:style-name="P6"><text:span text:style-name="T1">2. Core Financial Standards</text:span></text:p>
      <text:p text:style-name="P8"><text:span text:style-name="T1">2.1 Micro-Currency (Micros)</text:span></text:p>
      <text:p text:style-name="P1"><text:span text:style-name="T1">To prevent floating-point rounding errors common in accounting, OSL uses </text:span><text:span text:style-name="T2">Micro-currency</text:span><text:span text:style-name="T1">. All monetary values are stored as BIGINT (64-bit integers).</text:span></text:p>
      <text:list xml:id="list1449223464" text:style-name="WWNum1">
        <text:list-item>
          <text:p text:style-name="P2"><text:span text:style-name="T2">Formula:</text:span><text:span text:style-name="T1"> $\text{Micros} = \text{Dollar Amount} \times 1,000,000$</text:span></text:p>
        </text:list-item>
        <text:list-item>
          <text:p text:style-name="P2"><text:span text:style-name="T2">Example:</text:span><text:span text:style-name="T1"> A purchase of </text:span><text:span text:style-name="T2">$149.92</text:span><text:span text:style-name="T1"> must be passed as 149920000.</text:span></text:p>
        </text:list-item>
      </text:list>
      <text:p text:style-name="P8"><text:span text:style-name="T1">2.2 The Split-Ledger Schema</text:span></text:p>
      <text:p text:style-name="P1"><text:span text:style-name="T1">A single transaction (the "Master") can be divided into infinite categories (the "Splits").</text:span></text:p>
      <text:p text:style-name="P1"><text:span text:style-name="T2">Validation Rule:</text:span><text:span text:style-name="T1"> The mathematical sum of the splits array </text:span><text:span text:style-name="T2">must</text:span><text:span text:style-name="T1"> logically map to the Master transaction total (debit/credit), or the Core's financial audit will trigger a system-wide failure.</text:span></text:p>
      <text:p text:style-name="P6"><text:span text:style-name="T1">3. Frontend Plugin Contract (JS/HTTP)</text:span></text:p>
      <text:p text:style-name="P1"><text:span text:style-name="T1">Frontend modules handle UI, data translation, and ingestion. They reside in the browser and interact with the Core via REST API.</text:span></text:p>
      <text:list xml:id="list1968752339" text:style-name="WWNum2">
        <text:list-item>
          <text:p text:style-name="P3"><text:span text:style-name="T2">Communication:</text:span><text:span text:style-name="T1"> Standard HTTP fetch() to Core endpoints.</text:span></text:p>
        </text:list-item>
        <text:list-item>
          <text:p text:style-name="P3"><text:span text:style-name="T2">Hooking:</text:span><text:span text:style-name="T1"> Plugins can register functions to window.applyPluginHooks to modify data (like appending :GST tags) before submission.</text:span></text:p>
        </text:list-item>
      </text:list>
      <text:p text:style-name="P8"><text:span text:style-name="T1">📥 Transaction Ingestion Payload (POST /api/ledger/add)</text:span></text:p>
      <text:p text:style-name="P1"><text:span text:style-name="T1">{<text:line-break/> <text:s/>"description": "Bitek Purchase - Office Supplies",<text:line-break/> <text:s/>"debit": 149920000,<text:line-break/> <text:s/>"credit": 0,<text:line-break/> <text:s/>"category": "Master",<text:line-break/> <text:s/>"division": "global",<text:line-break/> <text:s/>"subcategory": "", <text:line-break/> <text:s/>"splits": [<text:line-break/> <text:s text:c="3"/>{ "category": "Mat&amp;Cons", "amount": 136290000 },<text:line-break/> <text:s text:c="3"/>{ "category": "GST", "amount": 13630000 }<text:line-break/> <text:s/>]<text:line-break/>}<text:line-break/></text:span></text:p>
      <text:p text:style-name="P6"><text:span text:style-name="T1">4. Backend Plugin Contract (C++/Docker)</text:span></text:p>
      <text:p text:style-name="P1"><text:span text:style-name="T1">Backend modules handle heavy automated processing and proprietary algorithms. They run as isolated Docker containers on the osl_internal_net.</text:span></text:p>
      <text:p text:style-name="P8"><text:span text:style-name="T1">4.1 The IOSLPlugin Interface</text:span></text:p>
      <text:p text:style-name="P1"><text:span text:style-name="T1">All backend modules must implement the osl_plugin.hpp header:</text:span></text:p>
      <text:p text:style-name="P1"><text:soft-page-break/><text:span text:style-name="T1">class IOSLPlugin {<text:line-break/>public:<text:line-break/> <text:s text:c="3"/>virtual ~IOSLPlugin() {}<text:line-break/><text:line-break/> <text:s text:c="3"/>// Identity &amp; Mandatory Branding<text:line-break/> <text:s text:c="3"/>virtual std::string get_plugin_name() = 0;<text:line-break/> <text:s text:c="3"/><text:line-break/> <text:s text:c="3"/>// BRAND PROTECTION: Must return "Powered by OSL - (c) Cel-Tech-Serv Pty Ltd"<text:line-break/> <text:s text:c="3"/>virtual std::string get_vendor_attribution() {<text:line-break/> <text:s text:c="7"/>return "Powered by OSL Sovereign Suite - (c) Cel-Tech-Serv Pty Ltd";<text:line-break/> <text:s text:c="3"/>}<text:line-break/><text:line-break/> <text:s text:c="3"/>// Interception Hook: Modify ledger lines before they are hashed and saved.<text:line-break/> <text:s text:c="3"/>virtual void pre_commit_hook(std::vector&lt;LedgerLine&gt;&amp; transaction) = 0;<text:line-break/><text:line-break/> <text:s text:c="3"/>// Universal JSON-RPC: The primary command gateway.<text:line-break/> <text:s text:c="3"/>virtual json execute(const std::string&amp; command, const json&amp; payload) = 0;<text:line-break/>};<text:line-break/></text:span></text:p>
      <text:p text:style-name="P6"><text:span text:style-name="T1">5. Security &amp; Identity Handshake</text:span></text:p>
      <text:p text:style-name="P1"><text:span text:style-name="T1">The suite relies on </text:span><text:span text:style-name="T2">Authelia</text:span><text:span text:style-name="T1"> and </text:span><text:span text:style-name="T2">LLDAP</text:span><text:span text:style-name="T1"> for sovereignty.</text:span></text:p>
      <text:list xml:id="list591703289" text:style-name="WWNum3">
        <text:list-item>
          <text:p text:style-name="P4"><text:span text:style-name="T2">Gateway Requirement:</text:span><text:span text:style-name="T1"> The host system </text:span><text:span text:style-name="T2">must</text:span><text:span text:style-name="T1"> run Caddy as the reverse proxy.</text:span></text:p>
        </text:list-item>
        <text:list-item>
          <text:p text:style-name="P4"><text:span text:style-name="T2">Context:</text:span><text:span text:style-name="T1"> Every call to the Core must include the Remote-User and Remote-Groups headers provided by the gateway.</text:span></text:p>
        </text:list-item>
        <text:list-item>
          <text:p text:style-name="P4"><text:span text:style-name="T2">Permissions:</text:span><text:span text:style-name="T1"> Admin-only routes (like /api/users/add) are guarded by the Core and require the admins group in the Remote-Groups header.</text:span></text:p>
        </text:list-item>
      </text:list>
      <text:p text:style-name="P6"><text:span text:style-name="T1">6. The Golden Rules</text:span></text:p>
      <text:list xml:id="list3867981512" text:style-name="WWNum4">
        <text:list-item>
          <text:p text:style-name="P5"><text:span text:style-name="T2">The API is the Only Door:</text:span><text:span text:style-name="T1"> Never write directly to PostgreSQL. Bypassing the Core breaks the SHA-256 chain.</text:span></text:p>
        </text:list-item>
        <text:list-item>
          <text:p text:style-name="P5"><text:span text:style-name="T2">The Iron Lock:</text:span><text:span text:style-name="T1"> Transactions older than </text:span><text:span text:style-name="T2">15 minutes</text:span><text:span text:style-name="T1"> (default) are cryptographically sealed. Corrections must be handled via </text:span><text:span text:style-name="T2">Reversing Journal Entries</text:span><text:span text:style-name="T1">.</text:span></text:p>
        </text:list-item>
        <text:list-item>
          <text:p text:style-name="P5"><text:span text:style-name="T2">The Core Stays Dumb:</text:span><text:span text:style-name="T1"> Never hardcode specific tax codes or business names into osl-core.</text:span></text:p>
        </text:list-item>
        <text:list-item>
          <text:p text:style-name="P5"><text:span text:style-name="T2">Mandatory Credit:</text:span><text:span text:style-name="T1"> Per the license, all derivative works must maintain attribution to </text:span><text:span text:style-name="T2">Cel-Tech-Serv Pty Ltd</text:span><text:span text:style-name="T1">.</text:span></text:p>
        </text:list-item>
      </text:list>
      <text:p text:style-name="P1"><text:span text:style-name="T3">© 2026 Cel-Tech-Serv Pty Ltd. All Rights Reserv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538" meta:character-count="3809" meta:non-whitespace-character-count="3236"/>
    <meta:generator>LibreOfficeDev/6.0.5.2$Linux_X86_64 LibreOffice_project/</meta:generator>
  </office:meta>
</office:document-meta>
</file>